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Motor A byte 0</text:p>
          </table:table-cell>
          <table:table-cell table:style-name="ce1" office:value-type="string" calcext:value-type="string">
            <text:p>Motor A byte 1</text:p>
          </table:table-cell>
          <table:table-cell table:style-name="ce1" office:value-type="string" calcext:value-type="string">
            <text:p>Motor A byte 2</text:p>
          </table:table-cell>
          <table:table-cell table:style-name="ce1" office:value-type="string" calcext:value-type="string">
            <text:p>Motor B byte 0</text:p>
          </table:table-cell>
          <table:table-cell table:style-name="ce1" office:value-type="string" calcext:value-type="string">
            <text:p>Motor B byte 1</text:p>
          </table:table-cell>
          <table:table-cell table:style-name="ce1" office:value-type="string" calcext:value-type="string">
            <text:p>Motor B byte 2</text:p>
          </table:table-cell>
          <table:table-cell table:style-name="ce1" office:value-type="string" calcext:value-type="string">
            <text:p>Motor C byte 0</text:p>
          </table:table-cell>
          <table:table-cell table:style-name="ce1" office:value-type="string" calcext:value-type="string">
            <text:p>Motor C byte 1</text:p>
          </table:table-cell>
          <table:table-cell table:style-name="ce1" office:value-type="string" calcext:value-type="string">
            <text:p>Motor C byte 2</text:p>
          </table:table-cell>
          <table:table-cell table:style-name="ce1" office:value-type="string" calcext:value-type="string">
            <text:p>Bits MSB</text:p>
          </table:table-cell>
          <table:table-cell table:style-name="ce1" office:value-type="string" calcext:value-type="string">
            <text:p>Fin de trama</text:p>
          </table:table-cell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style-name="ce1" office:value-type="string" calcext:value-type="string">
            <text:p>Ver descripción</text:p>
          </table:table-cell>
          <table:table-cell table:style-name="ce1" office:value-type="string" calcext:value-type="string">
            <text:p>0x9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Bits MSB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Bi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Val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SB MCB1</text:p>
          </table:table-cell>
          <table:table-cell table:style-name="ce1" office:value-type="string" calcext:value-type="string">
            <text:p>MSB MCB0</text:p>
          </table:table-cell>
          <table:table-cell table:style-name="ce1" office:value-type="string" calcext:value-type="string">
            <text:p>MSB MBB1</text:p>
          </table:table-cell>
          <table:table-cell table:style-name="ce1" office:value-type="string" calcext:value-type="string">
            <text:p>MSB MBB0</text:p>
          </table:table-cell>
          <table:table-cell table:style-name="ce1" office:value-type="string" calcext:value-type="string">
            <text:p>MSB MAB1</text:p>
          </table:table-cell>
          <table:table-cell table:style-name="ce1" office:value-type="string" calcext:value-type="string">
            <text:p>MSB MAB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ara construir el valor de un moto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tor A = (Byte 2 &lt;&lt; <text:s/>(2*8)) | ((((MSBAB1 &amp; 0x02) <text:s/>&lt;&lt; 6) | Byte 1) &lt;&lt; <text:s/>(1*8)) | ((((MSBAB0 &amp; 0x01) <text:s/>&lt;&lt; 7) | Byte 0) &lt;&lt; <text:s/>(0*8)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a posición del motor es un numero entre 0 y 18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 alcanza con 3 byt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 byte 2 solo se usan 2 bits, por lo que no necesito saber su MSB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3:02:00.737350638</meta:creation-date>
    <dc:date>2021-05-06T23:37:51.919673868</dc:date>
    <meta:editing-duration>PT4M35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